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createEnd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.Script( String element , String src , String typ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.Scrip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String element , String src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.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.Script( Element element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String element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createStartTa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.Script( Element element , String src , String typ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.Script( Element element , String src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